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e886" officeooo:paragraph-rsid="0001e886"/>
    </style:style>
    <style:style style:name="P2" style:family="paragraph" style:parent-style-name="Standard">
      <style:text-properties style:font-name="Courier New" officeooo:rsid="00036ed4" officeooo:paragraph-rsid="0001e886"/>
    </style:style>
    <style:style style:name="P3" style:family="paragraph" style:parent-style-name="Standard">
      <style:text-properties style:font-name="Liberation Serif" officeooo:rsid="00036ed4" officeooo:paragraph-rsid="0001e886"/>
    </style:style>
    <style:style style:name="P4" style:family="paragraph" style:parent-style-name="Standard" style:list-style-name="L2">
      <style:text-properties style:font-name="Liberation Serif" fo:font-weight="bold" officeooo:rsid="0004431d" officeooo:paragraph-rsid="0004431d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04431d" officeooo:paragraph-rsid="0004431d" style:font-weight-asian="bold" style:font-weight-complex="bold"/>
    </style:style>
    <style:style style:name="P6" style:family="paragraph" style:parent-style-name="Standard" style:list-style-name="L3">
      <style:text-properties style:font-name="Liberation Serif" fo:font-weight="bold" officeooo:rsid="0004431d" officeooo:paragraph-rsid="0004431d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64a47" officeooo:paragraph-rsid="00064a47" style:font-weight-asian="bold" style:font-weight-complex="bold"/>
    </style:style>
    <style:style style:name="P8" style:family="paragraph" style:parent-style-name="Standard" style:list-style-name="L4">
      <style:text-properties style:font-name="Liberation Serif" fo:font-weight="bold" officeooo:rsid="00064a47" officeooo:paragraph-rsid="00064a47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08257d" officeooo:paragraph-rsid="0008257d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095842" officeooo:paragraph-rsid="00095842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0ac68d" officeooo:paragraph-rsid="000ac68d" style:font-weight-asian="bold" style:font-weight-complex="bold"/>
    </style:style>
    <style:style style:name="P12" style:family="paragraph" style:parent-style-name="Standard" style:list-style-name="L5">
      <style:text-properties style:font-name="Liberation Serif" officeooo:rsid="0007c886" officeooo:paragraph-rsid="0007c886"/>
    </style:style>
    <style:style style:name="P13" style:family="paragraph" style:parent-style-name="Standard">
      <style:text-properties style:font-name="Liberation Serif" officeooo:rsid="0007c886" officeooo:paragraph-rsid="0007c886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6ed4" officeooo:paragraph-rsid="0004431d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431d" officeooo:paragraph-rsid="0004431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officeooo:rsid="00075414" officeooo:paragraph-rsid="00075414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officeooo:rsid="0007c886" officeooo:paragraph-rsid="0007c886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0212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0212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ed4" officeooo:paragraph-rsid="00036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127f" officeooo:paragraph-rsid="000212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text-properties fo:font-weight="bold" officeooo:rsid="0004431d" officeooo:paragraph-rsid="000443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color="#ce181e" fo:font-weight="normal" officeooo:rsid="00054286" style:font-weight-asian="normal" style:font-weight-complex="normal"/>
    </style:style>
    <style:style style:name="T5" style:family="text">
      <style:text-properties fo:color="#ce181e" officeooo:rsid="000542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imento de celebração de tratados internacionais:</text:p>
      <text:p text:style-name="P1">1º) Negociação e assinatura: Poder Executivo.</text:p>
      <text:p text:style-name="P1">2º) Aprovação/referendo: Poder Legislativo, por <text:span text:style-name="T1">decreto legislativo</text:span><text:span text:style-name="T2">.</text:span></text:p>
      <text:p text:style-name="P1"><text:span text:style-name="T2">3º) Ratificação: PR deposita o respectivo instrumento. </text:span><text:span text:style-name="T3">[Estado assume o compromisso internacional]</text:span></text:p>
      <text:p text:style-name="P1"><text:span text:style-name="T2">4º) Promulgação: </text:span><text:span text:style-name="T1">decreto</text:span><text:span text:style-name="T2"> do PR para que o tratado tenha vigência interna.</text:span></text:p>
      <text:p text:style-name="P1"><text:span text:style-name="T2">5º) Publicação.</text:span></text:p>
      <text:p text:style-name="P1"><text:span text:style-name="T2"/></text:p>
      <text:p text:style-name="P1"><text:span text:style-name="T2">STF: tratados internacionais só produzem efeitos internamente depois de passar por </text:span><text:span text:style-name="T1">todas</text:span><text:span text:style-name="T2"> as etapas do procedimento acima. </text:span><text:span text:style-name="T1">Não</text:span><text:span text:style-name="T2"> há exceção para aqueles no âmbito do MERCOSUL.</text:span></text:p>
      <text:p text:style-name="P1"><text:span text:style-name="T2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1">Atenção!</text:p>
            <text:p text:style-name="P21"/>
            <text:p text:style-name="P18">Há divergência doutrinária de quando o tratado internacional é incorporado:</text:p>
            <text:list xml:id="list1676485040" text:style-name="L1">
              <text:list-item>
                <text:p text:style-name="P19">para internacionalistas → <text:span text:style-name="T1">decreto</text:span> do PR (etapa de promulgação);</text:p>
              </text:list-item>
              <text:list-item>
                <text:p text:style-name="P19">para outros doutrinadores → <text:span text:style-name="T1">decreto legislativo</text:span> (etapa de aprovação/referendo).</text:p>
              </text:list-item>
            </text:list>
            <text:p text:style-name="P18"/>
            <text:p text:style-name="P20">Antes de marcar a resposta, analisar todas as alternativas.</text:p>
          </table:table-cell>
        </table:table-row>
      </table:table>
      <text:p text:style-name="P2"><text:span text:style-name="T2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2">Atenção!</text:p>
            <text:p text:style-name="P22"><text:span text:style-name="T2"/></text:p>
            <text:p text:style-name="P14"><text:span text:style-name="T2">CTN, Art. 98. Os tratados internacionais </text:span>revogam ou modificam<text:span text:style-name="T2"> a legislação tributária interna, e serão observados pela que lhes sobrevenha.</text:span></text:p>
            <text:p text:style-name="P14"><text:span text:style-name="T2"/></text:p>
            <text:p text:style-name="P15"><text:span text:style-name="T2">Para alguns doutrinadores:</text:span></text:p>
            <text:list xml:id="list499088822" text:style-name="L2">
              <text:list-item>
                <text:p text:style-name="P4"><text:span text:style-name="T2">conflito legislação interna x tratado internacional → suspende-se a eficácia da legislação interna. </text:span><text:span text:style-name="T4">[independentemente de qual foi editada antes ou depois]</text:span></text:p>
              </text:list-item>
            </text:list>
            <text:p text:style-name="P5"><text:span text:style-name="T2"/></text:p>
            <text:p text:style-name="P5"><text:span text:style-name="T2">Para o STF:</text:span></text:p>
            <text:list xml:id="list4082613396" text:style-name="L3">
              <text:list-item>
                <text:p text:style-name="P6"><text:span text:style-name="T2">conflito legislação interna x tratado internacional → paridade normativa entre lei </text:span>ordinária<text:span text:style-name="T2"> e tratado internacional; </text:span><text:span text:style-name="T4">[se a LO foi editada </text:span><text:span text:style-name="T5">após</text:span><text:span text:style-name="T4"> o tratado internacional, e com ele for incompativel, a LO </text:span><text:span text:style-name="T5">prevalece</text:span><text:span text:style-name="T4">. Assim, para dirimir esses conflitos, utilizam-se</text:span><text:span text:style-name="T5"> os critérios cronológico e da especialidade</text:span><text:span text:style-name="T4">]</text:span></text:p>
              </text:list-item>
              <text:list-item>
                <text:p text:style-name="P6"><text:span text:style-name="T2">tratado internacional </text:span>não<text:span text:style-name="T2"> pode versar sobre matéria reservada à </text:span>LC<text:span text:style-name="T2">.</text:span></text:p>
              </text:list-item>
            </text:list>
            <text:p text:style-name="P5"><text:span text:style-name="T2"/></text:p>
            <text:p text:style-name="P7"><text:span text:style-name="T2">STF: à mercadoria importada de país signatário do GATT, ou membro da ALALC, estende-se a </text:span>isenção do ICMS<text:span text:style-name="T2"> concedida a similar nacional.</text:span></text:p>
            <text:list xml:id="list3202089262" text:style-name="L4">
              <text:list-item>
                <text:p text:style-name="P8"><text:span text:style-name="T2">Ou seja, em que pese o CTN definir que a outorga de isenção deve ser interpretada </text:span>literalmente<text:span text:style-name="T2">, o STF admite essa extensão do benefício fiscal.</text:span></text:p>
              </text:list-item>
            </text:list>
          </table:table-cell>
        </table:table-row>
      </table:table>
      <text:p text:style-name="P3"><text:span text:style-name="T2"/></text:p>
      <text:p text:style-name="P16"><text:span text:style-name="T2">Para o </text:span><text:span text:style-name="T1">CTN</text:span><text:span text:style-name="T2">, os decretos </text:span><text:span text:style-name="T1">não</text:span><text:span text:style-name="T2"> são normas complementares.</text:span></text:p>
      <text:p text:style-name="P16"><text:span text:style-name="T2"/></text:p>
      <text:p text:style-name="P17"><text:span text:style-name="T2">Os </text:span><text:span text:style-name="T1">convênios </text:span><text:span text:style-name="T2">celebrados entre entes políticos (U, E, DF, M) </text:span><text:span text:style-name="T1">não</text:span><text:span text:style-name="T2"> precisam de autorização legislativa. Os </text:span><text:span text:style-name="T1">convênios fiscais</text:span><text:span text:style-name="T2"> objetivam:</text:span></text:p>
      <text:list xml:id="list2933528375" text:style-name="L5">
        <text:list-item>
          <text:p text:style-name="P12"><text:span text:style-name="T2">permuta de informações entre entes federados;</text:span></text:p>
        </text:list-item>
        <text:list-item>
          <text:p text:style-name="P12"><text:span text:style-name="T2">reconhecimento da extraterritorialidade da legislação tributária;</text:span></text:p>
        </text:list-item>
        <text:list-item>
          <text:p text:style-name="P12"><text:span text:style-name="T2">uniformização de procedimentos (obrigações acessórias).</text:span></text:p>
        </text:list-item>
      </text:list>
      <text:p text:style-name="P13"><text:span text:style-name="T2"/></text:p>
      <text:p text:style-name="P9"><text:soft-page-break/>Atenção!<text:span text:style-name="T2"> Os convênios acima citados </text:span>são diferentes<text:span text:style-name="T2"> do convênios do CONFAZ: os convênios do CONFAZ são </text:span>atos normativos primários<text:span text:style-name="T2"> (inovam a ordem jurídica).</text:span></text:p>
      <text:p text:style-name="P9"><text:span text:style-name="T2"/></text:p>
      <text:p text:style-name="P10"><text:span text:style-name="T2">O </text:span>decreto<text:span text:style-name="T2"> que verse sobre matéria tributária possui a </text:span>mesma normatividade da lei<text:span text:style-name="T2">, desde que não ultrapasse a alçada regulamentar de que dispõe o Poder Executivo.</text:span></text:p>
      <text:p text:style-name="P10"><text:span text:style-name="T2"/></text:p>
      <text:p text:style-name="P11"><text:span text:style-name="T2">Os </text:span>atos administrativos normativos<text:span text:style-name="T2"> entram em vigor, em regra, na data da sua </text:span>publicação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30T13:13:22.825000000</dc:date>
    <meta:editing-duration>PT1H1M54S</meta:editing-duration>
    <meta:editing-cycles>12</meta:editing-cycles>
    <meta:document-statistic meta:table-count="2" meta:image-count="0" meta:object-count="0" meta:page-count="2" meta:paragraph-count="29" meta:word-count="375" meta:character-count="2561" meta:non-whitespace-character-count="2224"/>
  </office:meta>
</office:document-meta>
</file>